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717a" officeooo:paragraph-rsid="001771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rojeto: Web Scraping de dados completos da ONS<text:line-break/><text:line-break/>Situação:</text:p>
      <text:p text:style-name="P1"><text:tab/>Propor um script para a realização de web scraping, e aplicando princípios SOLID e padrões de projetos, tornando o script, flexivel para futuras manutenções</text:p>
      <text:p text:style-name="P1"/>
      <text:p text:style-name="P1">Tarefa</text:p>
      <text:p text:style-name="P1">- O Scrpit web scraping deverá ermitir carga completa</text:p>
      <text:p text:style-name="P1">- O Scrpit web scraping deverá ermitir carga por registros novos</text:p>
      <text:p text:style-name="P1">- Os dados deverão ser gravados em um banco de dados SQL Server</text:p>
      <text:p text:style-name="P1">- O Web scraping deverá conter controle de log, qualquer evento, sucesso ou falha, deverá ser registrado</text:p>
      <text:p text:style-name="P1"/>
      <text:p text:style-name="P1">Ação </text:p>
      <text:p text:style-name="P1"/>
      <text:p text:style-name="P1">Resultad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22:18:27.088916592</meta:creation-date>
    <dc:date>2025-03-20T22:37:45.213200190</dc:date>
    <meta:editing-duration>PT4M5S</meta:editing-duration>
    <meta:editing-cycles>1</meta:editing-cycles>
    <meta:document-statistic meta:table-count="0" meta:image-count="0" meta:object-count="0" meta:page-count="1" meta:paragraph-count="9" meta:word-count="86" meta:character-count="519" meta:non-whitespace-character-count="439"/>
    <meta:generator>LibreOffice/24.8.5.2$Linux_X86_64 LibreOffice_project/480$Build-2</meta:generator>
  </office:meta>
</office:document-meta>
</file>